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must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BIC and IBAN are allowed as beneficiary account information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7.26041666666667in" svg:y="4.66666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9" table:style-name="ro1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0"/>
        <table:table-column table:style-name="co9" table:default-cell-style-name="ce6"/>
        <table:table-column table:style-name="co10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//cac:Invoic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//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table:number-columns-repeated="16380" table:style-name="ce9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//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//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cbc:LineExtensionAmount/text() &gt;= -999999999999.99 and cbc:LineExtensionAmount/text(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(cac:LegalMonetaryTotal/cbc:PayableAmount/text() &lt;= 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10">
            <text:p>/ubl:Invoice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10">
            <text:p>/ubl:Invoice/cac:Invoic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10">
            <text:p>/ubl:Invoice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6">
            <text:p>Attachments</text:p>
          </table:table-cell>
          <table:table-cell office:value-type="string" table:style-name="ce10">
            <text:p>/ubl:Invoice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0"/>
          <table:table-cell table:style-name="ce6"/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6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6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6">
          <table:table-cell table:number-columns-repeated="16384"/>
        </table:table-row>
      </table:table>
      <table:database-ranges>
        <table:database-range table:target-range-address="UBL.A12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4T10:33:23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